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list-style-name="LFO1" style:family="paragraph">
      <style:text-properties style:font-name="Calibri" style:font-name-asian="Yu Mincho" style:font-name-complex="Calibri"/>
    </style:style>
    <style:style style:name="P18" style:parent-style-name="Standard" style:list-style-name="LFO1" style:family="paragraph">
      <style:text-properties style:font-name="Calibri" style:font-name-asian="Yu Mincho" style:font-name-complex="Calibri"/>
    </style:style>
    <style:style style:name="P19" style:parent-style-name="Standard" style:list-style-name="LFO1" style:family="paragraph">
      <style:text-properties style:font-name="Calibri" style:font-name-asian="Yu Mincho" style:font-name-complex="Calibri"/>
    </style:style>
    <style:style style:name="P20" style:parent-style-name="Standard" style:list-style-name="LFO1" style:family="paragraph">
      <style:text-properties style:font-name="Calibri" style:font-name-asian="Yu Mincho" style:font-name-complex="Calibri"/>
    </style:style>
    <style:style style:name="P21" style:parent-style-name="Standard" style:list-style-name="LFO1" style:family="paragraph">
      <style:text-properties style:font-name="Calibri" style:font-name-asian="Yu Mincho" style:font-name-complex="Calibri"/>
    </style:style>
    <style:style style:name="P22" style:parent-style-name="Standard" style:list-style-name="LFO1" style:family="paragraph">
      <style:text-properties style:font-name="Calibri" style:font-name-asian="Yu Mincho" style:font-name-complex="Calibri"/>
    </style:style>
    <style:style style:name="P23" style:parent-style-name="Standard" style:family="paragraph">
      <style:text-properties style:font-name="Calibri" style:font-name-asian="Yu Mincho" style:font-name-complex="Calibri"/>
    </style:style>
    <style:style style:name="P24" style:parent-style-name="Standard" style:family="paragraph">
      <style:paragraph-properties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list-style-name="LFO3" style:family="paragraph">
      <style:text-properties style:font-name="Calibri" style:font-name-asian="Yu Mincho" style:font-name-complex="Calibri"/>
    </style:style>
    <style:style style:name="P27" style:parent-style-name="Standard" style:list-style-name="LFO3" style:family="paragraph">
      <style:text-properties style:font-name="Calibri" style:font-name-asian="Yu Mincho" style:font-name-complex="Calibri"/>
    </style:style>
    <style:style style:name="P28" style:parent-style-name="Standard" style:list-style-name="LFO3" style:family="paragraph">
      <style:text-properties style:font-name="Calibri" style:font-name-asian="Yu Mincho" style:font-name-complex="Calibri"/>
    </style:style>
    <style:style style:name="P29" style:parent-style-name="Standard" style:list-style-name="LFO3" style:family="paragraph"/>
    <style:style style:name="T30" style:parent-style-name="Tipodeletrapredefinidodoparágrafo1" style:family="text">
      <style:text-properties style:font-name="Calibri" style:font-name-asian="Yu Mincho" style:font-name-complex="Calibri"/>
    </style:style>
    <style:style style:name="T31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fo:font-style="italic" style:font-style-asian="italic" style:font-style-complex="italic"/>
    </style:style>
    <style:style style:name="T32" style:parent-style-name="Tipodeletrapredefinidodoparágrafo1" style:family="text">
      <style:text-properties style:font-name="Calibri" style:font-name-asian="Yu Mincho" style:font-name-complex="Calibri"/>
    </style:style>
    <style:style style:name="T33" style:parent-style-name="Tipodeletrapredefinidodoparágrafo1" style:family="text">
      <style:text-properties style:font-name="Calibri" style:font-name-asian="Yu Mincho" style:font-name-complex="Calibri" fo:font-style="italic" style:font-style-asian="italic" style:font-style-complex="italic"/>
    </style:style>
    <style:style style:name="T34" style:parent-style-name="Tipodeletrapredefinidodoparágrafo1" style:family="text">
      <style:text-properties style:font-name="Calibri" style:font-name-asian="Yu Mincho" style:font-name-complex="Calibri"/>
    </style:style>
    <style:style style:name="P35" style:parent-style-name="Standard" style:list-style-name="LFO3" style:family="paragraph">
      <style:text-properties style:font-name="Calibri" style:font-name-asian="Yu Mincho" style:font-name-complex="Calibri"/>
    </style:style>
    <style:style style:name="P36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list-style-name="LFO4" style:family="paragraph"/>
    <style:style style:name="T38" style:parent-style-name="Tipodeletrapredefinidodoparágrafo1" style:family="text">
      <style:text-properties style:font-name="Calibri" style:font-name-asian="Yu Mincho" style:font-name-complex="Calibri"/>
    </style:style>
    <style:style style:name="T39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40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fo:font-style="italic" style:font-style-asian="italic" style:font-style-complex="italic"/>
    </style:style>
    <style:style style:name="T41" style:parent-style-name="Tipodeletrapredefinidodoparágrafo1" style:family="text">
      <style:text-properties style:font-name="Calibri" style:font-name-asian="Yu Mincho" style:font-name-complex="Calibri"/>
    </style:style>
    <style:style style:name="P42" style:parent-style-name="Standard" style:list-style-name="LFO4" style:family="paragraph">
      <style:text-properties style:font-name="Calibri" style:font-name-asian="Yu Mincho" style:font-name-complex="Calibri"/>
    </style:style>
    <style:style style:name="P43" style:parent-style-name="Standard" style:list-style-name="LFO4" style:family="paragraph">
      <style:text-properties style:font-name="Calibri" style:font-name-asian="Yu Mincho" style:font-name-complex="Calibri"/>
    </style:style>
    <style:style style:name="P44" style:parent-style-name="Standard" style:list-style-name="LFO4" style:family="paragraph">
      <style:text-properties style:font-name="Calibri" style:font-name-asian="Yu Mincho" style:font-name-complex="Calibri"/>
    </style:style>
    <style:style style:name="P45" style:parent-style-name="Standard" style:list-style-name="LFO4" style:family="paragraph">
      <style:text-properties style:font-name="Calibri" style:font-name-asian="Yu Mincho" style:font-name-complex="Calibri" fo:language="en" fo:country="US"/>
    </style:style>
    <style:style style:name="P46" style:parent-style-name="Standard" style:list-style-name="LFO4" style:family="paragraph">
      <style:text-properties style:font-name="Calibri" style:font-name-asian="Yu Mincho" style:font-name-complex="Calibri" fo:language="en" fo:country="US"/>
    </style:style>
    <style:style style:name="P47" style:parent-style-name="Standard" style:list-style-name="LFO4" style:family="paragraph"/>
    <style:style style:name="T48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9" style:parent-style-name="Tipodeletrapredefinidodoparágrafo1" style:family="text">
      <style:text-properties style:font-name="Calibri" style:font-name-asian="Yu Mincho" style:font-name-complex="Calibri"/>
    </style:style>
    <style:style style:name="P50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Standard" style:list-style-name="LFO5" style:family="paragraph"/>
    <style:style style:name="T52" style:parent-style-name="Tipodeletrapredefinidodoparágrafo1" style:family="text">
      <style:text-properties style:font-name="Calibri" style:font-name-asian="Yu Mincho" style:font-name-complex="Calibri"/>
    </style:style>
    <style:style style:name="T53" style:parent-style-name="Tipodeletrapredefinidodoparágrafo1" style:family="text">
      <style:text-properties style:font-name="Calibri" style:font-name-asian="Yu Mincho" style:font-name-complex="Calibri" fo:font-weight="bold" style:font-weight-asian="bold" style:font-weight-complex="bold" fo:font-style="italic" style:font-style-asian="italic" style:font-style-complex="italic"/>
    </style:style>
    <style:style style:name="T54" style:parent-style-name="Tipodeletrapredefinidodoparágrafo1" style:family="text">
      <style:text-properties style:font-name="Calibri" style:font-name-asian="Yu Mincho" style:font-name-complex="Calibri"/>
    </style:style>
    <style:style style:name="P55" style:parent-style-name="Standard" style:list-style-name="LFO5" style:family="paragraph">
      <style:text-properties style:font-name="Calibri" style:font-name-asian="Yu Mincho" style:font-name-complex="Calibri"/>
    </style:style>
    <style:style style:name="P56" style:parent-style-name="Standard" style:list-style-name="LFO5" style:family="paragraph">
      <style:text-properties style:font-name="Calibri" style:font-name-asian="Yu Mincho" style:font-name-complex="Calibri"/>
    </style:style>
    <style:style style:name="P57" style:parent-style-name="Standard" style:list-style-name="LFO5" style:family="paragraph">
      <style:text-properties style:font-name="Calibri" style:font-name-asian="Yu Mincho" style:font-name-complex="Calibri"/>
    </style:style>
    <style:style style:name="P58" style:parent-style-name="Standard" style:list-style-name="LFO5" style:family="paragraph"/>
    <style:style style:name="T59" style:parent-style-name="Tipodeletrapredefinidodoparágrafo1" style:family="text">
      <style:text-properties style:font-name="Calibri" style:font-name-asian="Yu Mincho" style:font-name-complex="Calibri"/>
    </style:style>
  </office:automatic-styles>
  <office:body>
    <office:text text:use-soft-page-breaks="true">
      <text:p text:style-name="P1">Acta<text:s/>8: Reunião com Orientadores</text:p>
      <text:p text:style-name="P15"/>
      <text:p text:style-name="P16">Membros presentes:</text:p>
      <text:list text:style-name="LFO1" text:continue-numbering="true">
        <text:list-item>
          <text:p text:style-name="P17">Marta Almeida</text:p>
        </text:list-item>
        <text:list-item>
          <text:p text:style-name="P18">João Vieira</text:p>
        </text:list-item>
        <text:list-item>
          <text:p text:style-name="P19">António Moreira (online)</text:p>
        </text:list-item>
        <text:list-item>
          <text:p text:style-name="P20">Luís Diogo (online)</text:p>
        </text:list-item>
        <text:list-item>
          <text:p text:style-name="P21">José Silva (online)</text:p>
        </text:list-item>
        <text:list-item>
          <text:p text:style-name="P22">David Ribeiro (online)</text:p>
        </text:list-item>
      </text:list>
      <text:p text:style-name="P23"/>
      <text:p text:style-name="P24">Pontos Discutidos:</text:p>
      <text:list text:style-name="LFO2" text:continue-numbering="true">
        <text:list-item>
          <text:p text:style-name="P25">Comentários sobre a presente iteração:</text:p>
        </text:list-item>
      </text:list>
      <text:list text:style-name="LFO3" text:continue-numbering="true">
        <text:list-item>
          <text:p text:style-name="P26">Nas apresentações não mostrar o que está incompleto ou ainda não implementado. Assim, não deixamos expectativas desnecessárias.</text:p>
        </text:list-item>
        <text:list-item>
          <text:p text:style-name="P27">Ter outro ícone (no mapa) para marcar a posição do nadador-salvador que está a usar a aplicação (minha posição) por forma a diferenciar.<text:s/></text:p>
        </text:list-item>
        <text:list-item>
          <text:p text:style-name="P28">Alguns marcadores podem ter cores diferentes de acordo com ranking de nadadores-salvadores.<text:s/></text:p>
        </text:list-item>
        <text:list-item>
          <text:p text:style-name="P29"><text:span text:style-name="T30">Quando se clica num marcador aparece um<text:s/></text:span><text:span text:style-name="T31">menu de contexto<text:s/></text:span><text:span text:style-name="T32">Devem existir também menus para outras coisas como por exemplo, um menu de contexto para espaço vazia (marcar<text:s/></text:span><text:span text:style-name="T33">Hazards</text:span><text:span text:style-name="T34">, avisos etc…).</text:span></text:p>
        </text:list-item>
        <text:list-item>
          <text:p text:style-name="P35"/>
        </text:list-item>
      </text:list>
      <text:list text:style-name="LFO2" text:continue-numbering="true">
        <text:list-item>
          <text:p text:style-name="P36">Definir bem a próxima iteração:</text:p>
        </text:list-item>
      </text:list>
      <text:list text:style-name="LFO4" text:continue-numbering="true">
        <text:list-item>
          <text:p text:style-name="P37"><text:span text:style-name="T38">Definir uma<text:s/></text:span><text:span text:style-name="T39">“</text:span><text:span text:style-name="T40">user history”<text:s/></text:span><text:span text:style-name="T41">que continue a anterior.</text:span></text:p>
        </text:list-item>
        <text:list-item>
          <text:p text:style-name="P42">Gestão de equipas, alocar nadadores-salvadores a postos de vigia.</text:p>
        </text:list-item>
        <text:list-item>
          <text:p text:style-name="P43">Sistema “pica bilhete” para nadadores-salvadores de campo (“já estou no posto de vigia como ordenado”).</text:p>
        </text:list-item>
        <text:list-item>
          <text:p text:style-name="P44">Ícones para diferentes nadadores-salvadores.</text:p>
        </text:list-item>
        <text:list-item>
          <text:p text:style-name="P45">User Testing + Low Fidelity mockup (UI Design)</text:p>
        </text:list-item>
        <text:list-item>
          <text:p text:style-name="P46">Task Analysis.</text:p>
        </text:list-item>
        <text:list-item>
          <text:p text:style-name="P47"><text:span text:style-name="T48">URGENTE:<text:s/></text:span><text:span text:style-name="T49">Fazer fluxo de interações: - Quantos passos tenho de dar para fazer determinada operação (alimenta o low-fidelity mockup UI Design).</text:span></text:p>
        </text:list-item>
      </text:list>
      <text:list text:style-name="LFO2" text:continue-numbering="true">
        <text:list-item>
          <text:p text:style-name="P50">IMPORTANTE:</text:p>
        </text:list-item>
      </text:list>
      <text:list text:style-name="LFO5" text:continue-numbering="true">
        <text:list-item>
          <text:p text:style-name="P51"><text:span text:style-name="T52">Um membro ficar como<text:s/></text:span><text:span text:style-name="T53">“Product Manager”<text:s/></text:span><text:span text:style-name="T54">e deve planear:</text:span></text:p>
          <text:list text:continue-numbering="true">
            <text:list-item>
              <text:p text:style-name="P55">O que se quer apresentar no dia de apresentação (19/03/2025).</text:p>
            </text:list-item>
            <text:list-item>
              <text:p text:style-name="P56">Dividir a timeline por micro milestones.</text:p>
            </text:list-item>
            <text:list-item>
              <text:p text:style-name="P57">Dividir trabalho a desenvolver para cada micro milestone.</text:p>
            </text:list-item>
            <text:list-item>
              <text:p text:style-name="P58"><text:span text:style-name="T59">Gerir equipa e vigiar todo o processo de execuçã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Tipodeletrapredefinidodoparágrafo100000" style:display-name="Tipo de letra predefinido do parágrafo10000" style:family="text"/>
    <style:style style:name="Tipodeletrapredefinidodoparágrafo1000000" style:display-name="Tipo de letra predefinido do parágrafo100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0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0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00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00">
      <style:text-properties style:font-name-complex="Mangal" style:font-size-complex="10.5pt"/>
    </style:style>
    <style:style style:name="Cabeçalho6" style:display-name="Cabeçalho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10">
      <style:text-properties style:font-name-complex="Mangal" style:font-size-complex="10.5pt"/>
    </style:style>
    <style:style style:name="Rodapé6" style:display-name="Rodapé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10">
      <style:text-properties style:font-name-complex="Mangal" style:font-size-complex="10.5pt"/>
    </style:style>
    <style:style style:name="Cabeçalho7" style:display-name="Cabeçalho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5" style:display-name="Cabeçalho Caráter5" style:family="text" style:parent-style-name="Tipodeletrapredefinidodoparágrafo1">
      <style:text-properties style:font-name-complex="Mangal" style:font-size-complex="10.5pt"/>
    </style:style>
    <style:style style:name="Rodapé7" style:display-name="Rodapé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6" style:display-name="Rodapé Caráter6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6" style:display-name="Cabeçalho Caráter6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7" style:display-name="Rodapé Caráter7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8 - [24/02/2025] – 11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Joao Vieira</dc:creator>
    <meta:creation-date>2025-04-08T22:05:00Z</meta:creation-date>
    <dc:date>2025-04-08T22:05:00Z</dc:date>
    <meta:template xlink:href="Normal.dotm" xlink:type="simple"/>
    <meta:editing-cycles>3</meta:editing-cycles>
    <meta:editing-duration>PT0S</meta:editing-duration>
    <meta:document-statistic meta:page-count="1" meta:paragraph-count="3" meta:word-count="243" meta:character-count="1555" meta:row-count="10" meta:non-whitespace-character-count="1315"/>
  </office:meta>
</office:document-meta>
</file>